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82cm" style:contextual-spacing="fals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Light" fo:font-size="12pt" fo:font-weight="bold" style:font-size-asian="12pt" style:font-weight-asian="bold" style:font-name-complex="Calibri Light1" style:font-size-complex="12pt"/>
    </style:style>
    <style:style style:name="P4" style:family="paragraph" style:parent-style-name="Standard">
      <style:text-properties style:font-name="Calibri Light" fo:font-size="12pt" style:font-size-asian="12pt" style:font-name-complex="Calibri Light1" style:font-size-complex="12pt"/>
    </style:style>
    <style:style style:name="P5" style:family="paragraph" style:parent-style-name="Standard">
      <style:paragraph-properties fo:margin-left="1.249cm" fo:text-indent="0cm" style:auto-text-indent="false"/>
    </style:style>
    <style:style style:name="P6" style:family="paragraph" style:parent-style-name="Standard">
      <style:paragraph-properties fo:margin-left="1.249cm" fo:text-indent="0cm" style:auto-text-indent="false"/>
      <style:text-properties officeooo:paragraph-rsid="000baf6c"/>
    </style:style>
    <style:style style:name="P7" style:family="paragraph" style:parent-style-name="Standard">
      <style:paragraph-properties fo:margin-left="1.249cm" fo:text-indent="0cm" style:auto-text-indent="false"/>
      <style:text-properties fo:font-style="italic" fo:font-weight="normal" officeooo:rsid="000baf6c" officeooo:paragraph-rsid="000baf6c" style:font-style-asian="italic" style:font-weight-asian="normal" style:font-style-complex="italic" style:font-weight-complex="normal"/>
    </style:style>
    <style:style style:name="T1" style:family="text">
      <style:text-properties style:font-name="Calibri Light" fo:font-size="12pt" fo:font-weight="bold" style:font-size-asian="12pt" style:font-weight-asian="bold" style:font-name-complex="Calibri Light1" style:font-size-complex="12pt"/>
    </style:style>
    <style:style style:name="T2" style:family="text">
      <style:text-properties style:font-name="Calibri Light" fo:font-size="12pt" style:font-size-asian="12pt" style:font-name-complex="Calibri Light1" style:font-size-complex="12pt"/>
    </style:style>
    <style:style style:name="T3" style:family="text">
      <style:text-properties style:font-name="Calibri Light" fo:font-size="12pt" fo:font-weight="normal" style:font-size-asian="12pt" style:font-weight-asian="normal" style:font-name-complex="Calibri Light1" style:font-size-complex="12pt" style:font-weight-complex="normal"/>
    </style:style>
    <style:style style:name="T4" style:family="text">
      <style:text-properties style:font-name="Calibri Light" fo:font-size="10pt" fo:font-weight="bold" style:font-size-asian="10pt" style:font-weight-asian="bold" style:font-name-complex="Calibri Light1" style:font-size-complex="10pt" style:font-weight-complex="normal"/>
    </style:style>
    <style:style style:name="T5" style:family="text">
      <style:text-properties style:font-name="Calibri Light" fo:font-size="10pt" style:font-size-asian="10pt" style:font-name-complex="Calibri Light1" style:font-size-complex="10pt"/>
    </style:style>
    <style:style style:name="T6" style:family="text">
      <style:text-properties style:use-window-font-color="true" loext:opacity="0%" style:font-name="Calibri Light" fo:font-size="12pt" fo:language="es" fo:country="ES" style:letter-kerning="false" style:font-name-asian="Calibri1" style:font-size-asian="12pt" style:language-asian="en" style:country-asian="US" style:font-name-complex="Calibri Light1" style:font-size-complex="12pt" style:language-complex="ar" style:country-complex="SA"/>
    </style:style>
    <style:style style:name="T7" style:family="text">
      <style:text-properties style:use-window-font-color="true" loext:opacity="0%" style:font-name="Calibri Light" fo:font-size="12pt" fo:language="es" fo:country="ES" fo:font-weight="normal" style:letter-kerning="false" style:font-name-asian="Calibri1" style:font-size-asian="12pt" style:language-asian="en" style:country-asian="US" style:font-weight-asian="normal" style:font-name-complex="Calibri Light1" style:font-size-complex="12pt" style:language-complex="ar" style:country-complex="SA" style:font-weight-complex="normal"/>
    </style:style>
    <style:style style:name="T8" style:family="text">
      <style:text-properties fo:color="#b2b2b2" loext:opacity="100%" style:font-name="Calibri Light" fo:font-size="10pt" fo:font-weight="bold" style:font-size-asian="10pt" style:font-weight-asian="bold" style:font-name-complex="Calibri Light1" style:font-size-complex="10pt"/>
    </style:style>
    <style:style style:name="T9" style:family="text">
      <style:text-properties fo:color="#b2b2b2" loext:opacity="100%" style:font-name="Calibri Light" fo:font-size="10pt" fo:language="es" fo:country="ES" fo:font-weight="bold" style:letter-kerning="false" style:font-name-asian="Calibri1" style:font-size-asian="10pt" style:language-asian="en" style:country-asian="US" style:font-weight-asian="bold" style:font-name-complex="Calibri Light1" style:font-size-complex="10pt" style:language-complex="ar" style:country-complex="SA"/>
    </style:style>
    <style:style style:name="T10" style:family="text">
      <style:text-properties fo:font-size="10pt" style:font-size-asian="10pt" style:font-size-complex="10pt"/>
    </style:style>
    <style:style style:name="T11" style:family="text">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Ejercicios MySQL</text:span><text:span text:style-name="T1"/></text:p>
      <text:p text:style-name="Standard" loext:marker-style-name="T2"><text:span text:style-name="T2">Realiza los siguientes ejercicios prácticos en Mysql Workbench a partir de la base de datos </text:span><text:span text:style-name="T6">LA_LIGA</text:span><text:span text:style-name="T2">.</text:span></text:p>
      <text:p text:style-name="P3" loext:marker-style-name="T1"/>
      <text:p text:style-name="P5" loext:marker-style-name="T1"><text:span text:style-name="T8">create database </text:span><text:span text:style-name="T9">LA_LIGA</text:span><text:span text:style-name="T8">;<text:line-break/><text:line-break/>use </text:span><text:span text:style-name="T9">LA_LIGA</text:span><text:span text:style-name="T8">;<text:line-break/><text:line-break/>create table EQUIPO(<text:line-break/><text:tab/><text:tab/>ID int not null,<text:line-break/><text:tab/><text:tab/>Nombre varchar(12), <text:line-break/><text:tab/><text:tab/>Edad_media decimal(2,0),<text:line-break/> <text:s text:c="3"/><text:tab/><text:tab/>Color enum ('Unicolor','Multicolor'), <text:line-break/><text:tab/><text:tab/>primary key(ID)<text:line-break/><text:tab/>);<text:line-break/> <text:s text:c="3"/><text:line-break/>create table JUGADOR(<text:line-break/><text:tab/><text:tab/>DNI varchar(9) not null,<text:line-break/><text:tab/><text:tab/>Nombre varchar(12), <text:line-break/><text:tab/><text:tab/>Altura decimal(3,2),<text:line-break/> <text:s text:c="7"/><text:tab/><text:tab/>Fecha_nac DATE,<text:line-break/> <text:s text:c="7"/><text:tab/><text:tab/>Hora_nac TIME,<text:line-break/><text:tab/><text:tab/>primary key(DNI)<text:line-break/> <text:s text:c="4"/>); </text:span></text:p>
      <text:p text:style-name="P3" loext:marker-style-name="T1"/>
      <text:p text:style-name="Standard" loext:marker-style-name="T1"><text:span text:style-name="T1">Ejercicio 1.- </text:span><text:span text:style-name="T3">Añade una nueva columna “Equipo” en la tabla JUGADOR</text:span></text:p>
      <text:p text:style-name="Standard" loext:marker-style-name="T1"><text:span text:style-name="T1">Ejercicio 2.- </text:span><text:span text:style-name="T3">Haz que la columna Equipo se FK referenciando al ID de la tabla equipo.</text:span></text:p>
      <text:p text:style-name="Standard" loext:marker-style-name="T1"><text:span text:style-name="T1">Ejercicio 3.- </text:span><text:span text:style-name="T3">Añade 5 filas de contenido a cada una de las tablas creadas.</text:span></text:p>
      <text:p text:style-name="Standard" loext:marker-style-name="T1"><text:span text:style-name="T1">Ejercicio 4.- </text:span><text:span text:style-name="T3">Añade una nueva columna (no nula) “Numero” de tipo numérico en la tabla JUGADOR que por defecto contenga el valor 1.</text:span></text:p>
      <text:p text:style-name="Standard" loext:marker-style-name="T1"><text:span text:style-name="T1">Ejercicio 5.- </text:span><text:span text:style-name="T3">Modifica </text:span><text:span text:style-name="T7">la tabla JUGADOR para que el contenido del jugador con nombre Messi tenga el número 10.</text:span></text:p>
      <text:p text:style-name="Standard" loext:marker-style-name="T1"><text:span text:style-name="T1">Ejercicio 6.- </text:span><text:span text:style-name="T3">Elimina las filas </text:span><text:span text:style-name="T7">de la tabla EQUIPO con edad media superior a 26</text:span><text:span text:style-name="T3">.</text:span></text:p>
      <text:p text:style-name="Standard" loext:marker-style-name="T1"><text:span text:style-name="T1">Ejercicio 7.- </text:span><text:span text:style-name="T3">Elimina la columna Hora_nac de la tabla JUGADOR.</text:span></text:p>
      <text:p text:style-name="Standard" loext:marker-style-name="T1"><text:span text:style-name="T1">Ejercicio 8.- </text:span><text:span text:style-name="T3">Elimina una fila de contenido de </text:span><text:span text:style-name="T7">la tabla JUGADOR</text:span><text:span text:style-name="T3"> de nombre Messi.</text:span></text:p>
      <text:p text:style-name="Standard" loext:marker-style-name="T1"><text:span text:style-name="T1">Ejercicio 9.- </text:span><text:span text:style-name="T3">Elimina la tabla JUGADOR.</text:span></text:p>
      <text:p text:style-name="Standard" loext:marker-style-name="T1"><text:span text:style-name="T1">Ejercicio 10.- </text:span><text:span text:style-name="T3">Elimina la base de datos LA_LIGA.</text:span></text:p>
      <text:p text:style-name="P3" loext:marker-style-name="T1"/>
      <text:p text:style-name="P3" loext:marker-style-name="T1"/>
      <text:p text:style-name="P3" loext:marker-style-name="T1"/>
      <text:p text:style-name="P3" loext:marker-style-name="T1"/>
      <text:p text:style-name="P3" loext:marker-style-name="T1"/>
      <text:p text:style-name="P6" loext:marker-style-name="T10"><text:soft-page-break/><text:span text:style-name="T4">create database LA_LIGA;<text:line-break/><text:line-break/>use LA_LIGA;<text:line-break/><text:line-break/>create table EQUIPO(<text:line-break/><text:tab/><text:tab/>ID int not null,<text:line-break/><text:tab/><text:tab/>Nombre varchar(12), <text:line-break/><text:tab/><text:tab/>Edad_media decimal(2,0),<text:line-break/> <text:s text:c="3"/><text:tab/><text:tab/>Color enum ('Unicolor','Multicolor'), <text:line-break/><text:tab/><text:tab/>primary key(ID)<text:line-break/><text:tab/>);<text:line-break/> <text:s text:c="3"/><text:line-break/>create table JUGADOR(<text:line-break/><text:tab/><text:tab/>DNI varchar(9) not null,<text:line-break/><text:tab/><text:tab/>Nombre varchar(12), <text:line-break/><text:tab/><text:tab/>Altura decimal(3,2),<text:line-break/><text:tab/><text:tab/>Fecha_nac DATE,<text:line-break/><text:tab/><text:tab/>Hora_nac TIME,<text:line-break/><text:tab/><text:tab/>primary key(DNI)<text:line-break/>); <text:line-break/><text:line-break/>ALTER TABLE JUGADOR ADD COLUMN Equipo varchar(10);<text:line-break/><text:line-break/>ALTER TABLE JUGADOR modify Equipo int;<text:line-break/></text:span></text:p>
      <text:p text:style-name="P7"><text:span text:style-name="T5">#Tenemos que modificar el tipo de columna equipo, para que no de error de FK. Tenemos que hacer que la columna sea de tipo int, igual que el id de equipo</text:span></text:p>
      <text:p text:style-name="P6" loext:marker-style-name="T10"><text:span text:style-name="T4"><text:line-break/>ALTER TABLE JUGADOR<text:line-break/>ADD CONSTRAINT fk_Equipo<text:line-break/>foreign key (Equipo)<text:line-break/>references EQUIPO(id);<text:line-break/><text:line-break/>insert into EQUIPO VALUES <text:line-break/><text:tab/>('1', 'BARCELONA', '24', 'Unicolor'),<text:line-break/> <text:s text:c="3"/>('2', 'Madrid', '27', 'Multicolor'),<text:line-break/> <text:s text:c="3"/>('3', 'Real socie', '24', 'Multicolor');<text:line-break/> <text:s text:c="3"/><text:line-break/>insert into JUGADOR VALUES<text:line-break/><text:tab/>(101, 'MESSI', 1.42, '2000-12-12', '12:00:00', '1'),<text:line-break/> <text:s text:c="3"/>('102', 'CRISTIANO', '1.32', '2001-01-01', '12:00:00', '1'),<text:line-break/> <text:s text:c="3"/>('103', 'NEYMAR', '2.32', '2010-10-10', '12:00:00', '3');<text:line-break/> <text:s/><text:line-break/>alter table JUGADOR add column Numero int not null default 1;<text:line-break/><text:line-break/>update JUGADOR SET Numero=10 where Nombre="MESSI";<text:line-break/><text:line-break/>DELETE FROM EQUIPO WHERE Edad_media &gt; 26;<text:line-break/><text:line-break/>ALTER TABLE JUGADOR DROP Hora_nac;<text:line-break/><text:line-break/>DELETE FROM JUGADOR WHERE Nombre = "Messi";<text:line-break/><text:line-break/>DROP table JUGADOR;<text:line-break/><text:line-break/></text:span><text:soft-page-break/><text:span text:style-name="T4">DROP DATABASE la_liga;<text:line-break/></text:span></text:p>
      <text:p text:style-name="P4" loext:marker-style-name="T2"><text:bookmark text:name="_GoBac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1-29T18:07:00</meta:creation-date>
    <meta:initial-creator>Profesor</meta:initial-creator>
    <dc:language>es-ES</dc:language>
    <dc:date>2025-01-15T12:46:41.812000000</dc:date>
    <meta:editing-cycles>6</meta:editing-cycles>
    <meta:editing-duration>PT1H18M10S</meta:editing-duration>
    <meta:generator>LibreOffice/7.6.5.2$Windows_X86_64 LibreOffice_project/38d5f62f85355c192ef5f1dd47c5c0c0c6d6598b</meta:generator>
    <meta:document-statistic meta:table-count="0" meta:image-count="0" meta:object-count="0" meta:page-count="3" meta:paragraph-count="16" meta:word-count="370" meta:character-count="2607" meta:non-whitespace-character-count="2117"/>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